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336101160201</text:p>
          </table:table-cell>
          <table:table-cell office:value-type="string" calcext:value-type="string">
            <text:p>2024-12-31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6101160201</text:p>
          </table:table-cell>
          <table:table-cell office:value-type="string" calcext:value-type="string">
            <text:p>2024-01-03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5744" calcext:value-type="float">
            <text:p>94.72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6101160201</text:p>
          </table:table-cell>
          <table:table-cell office:value-type="string" calcext:value-type="string">
            <text:p>2023-01-03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004" calcext:value-type="float">
            <text:p>95.5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6101160201</text:p>
          </table:table-cell>
          <table:table-cell office:value-type="string" calcext:value-type="string">
            <text:p>2022-01-10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8632" calcext:value-type="float">
            <text:p>93.4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6101160201</text:p>
          </table:table-cell>
          <table:table-cell office:value-type="string" calcext:value-type="string">
            <text:p>2021-01-06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6101160201</text:p>
          </table:table-cell>
          <table:table-cell office:value-type="string" calcext:value-type="string">
            <text:p>2020-01-06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9944" calcext:value-type="float">
            <text:p>94.0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6101160201</text:p>
          </table:table-cell>
          <table:table-cell office:value-type="string" calcext:value-type="string">
            <text:p>2019-01-03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624" calcext:value-type="float">
            <text:p>91.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6101160201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6101160201</text:p>
          </table:table-cell>
          <table:table-cell office:value-type="string" calcext:value-type="string">
            <text:p>2018-01-02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2" calcext:value-type="float">
            <text:p>92.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6101160201</text:p>
          </table:table-cell>
          <table:table-cell office:value-type="string" calcext:value-type="string">
            <text:p>2017-01-09 22:54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51896" calcext:value-type="float">
            <text:p>99.75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6101160201</text:p>
          </table:table-cell>
          <table:table-cell office:value-type="string" calcext:value-type="string">
            <text:p>2016-01-05 15:55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4176" calcext:value-type="float">
            <text:p>95.13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6101160201</text:p>
          </table:table-cell>
          <table:table-cell office:value-type="string" calcext:value-type="string">
            <text:p>2015-01-06 14:4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7848" calcext:value-type="float">
            <text:p>95.5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6101160201</text:p>
          </table:table-cell>
          <table:table-cell office:value-type="string" calcext:value-type="string">
            <text:p>2014-01-07 16:06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9928" calcext:value-type="float">
            <text:p>93.1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6101160201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1424" calcext:value-type="float">
            <text:p>94.45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6101160201</text:p>
          </table:table-cell>
          <table:table-cell office:value-type="string" calcext:value-type="string">
            <text:p>2012-01-03 17:51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588" calcext:value-type="float">
            <text:p>92.7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6101160201</text:p>
          </table:table-cell>
          <table:table-cell office:value-type="string" calcext:value-type="string">
            <text:p>2011-01-04 16:43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6101160201</text:p>
          </table:table-cell>
          <table:table-cell office:value-type="string" calcext:value-type="string">
            <text:p>2010-01-06 20:43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6101160201</text:p>
          </table:table-cell>
          <table:table-cell office:value-type="string" calcext:value-type="string">
            <text:p>2009-01-06 15:12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3144" calcext:value-type="float">
            <text:p>89.1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6101160201</text:p>
          </table:table-cell>
          <table:table-cell office:value-type="string" calcext:value-type="string">
            <text:p>2008-01-16 15:38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3128" calcext:value-type="float">
            <text:p>88.2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6101160201</text:p>
          </table:table-cell>
          <table:table-cell office:value-type="string" calcext:value-type="string">
            <text:p>2007-01-16 20:09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6101160201</text:p>
          </table:table-cell>
          <table:table-cell office:value-type="string" calcext:value-type="string">
            <text:p>2006-01-06 17:42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8376" calcext:value-type="float">
            <text:p>86.8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